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binsemibold" svg:font-family="cabinsemibold"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Normal" style:family="paragraph">
      <style:paragraph-properties>
        <style:tab-stops>
          <style:tab-stop style:type="left" style:position="0.6979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Normal" style:family="paragraph">
      <style:paragraph-properties fo:text-indent="0.5in"/>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Normal" style:family="paragraph">
      <style:paragraph-properties>
        <style:tab-stops>
          <style:tab-stop style:type="left" style:position="0.6562in"/>
        </style:tab-stops>
      </style:paragraph-properties>
    </style:style>
    <style:style style:name="TableRow66" style:family="table-row">
      <style:table-row-properties style:row-height="0.5437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text-properties fo:language="es" fo:country="MX"/>
    </style:style>
    <style:style style:name="P77" style:parent-style-name="Normal" style:family="paragraph">
      <style:paragraph-properties>
        <style:tab-stops>
          <style:tab-stop style:type="left" style:position="0.7291in"/>
        </style:tab-stops>
      </style:paragraph-properties>
      <style:text-properties fo:language="es" fo:country="MX"/>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style>
    <style:style style:name="P84" style:parent-style-name="Normal" style:family="paragraph">
      <style:paragraph-properties>
        <style:tab-stops>
          <style:tab-stop style:type="left" style:position="0.625in"/>
        </style:tab-stops>
      </style:paragraph-properti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P92" style:parent-style-name="Normal" style:family="paragraph">
      <style:paragraph-properties>
        <style:tab-stops>
          <style:tab-stop style:type="left" style:position="0.6458in"/>
        </style:tab-stops>
      </style:paragraph-properties>
    </style:style>
    <style:style style:name="TableRow93" style:family="table-row">
      <style:table-row-properties style:row-height="0.6208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TableRow100" style:family="table-row">
      <style:table-row-properties style:row-height="0.5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style>
    <style:style style:name="TableCell103" style:family="table-cell">
      <style:table-cell-properties fo:border-top="none" fo:border-left="none" fo:border-bottom="0.0034in solid #000000" fo:border-right="none" style:writing-mode="lr-tb" fo:padding-top="0.0381in" fo:padding-left="0.0381in" fo:padding-bottom="0.0381in" fo:padding-right="0.0381in"/>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style:font-name="Calibri" fo:color="#000000" fo:font-size="26pt" style:font-size-asian="26pt"/>
    </style:style>
    <style:style style:name="P106" style:parent-style-name="Standard" style:family="paragraph">
      <style:text-properties style:font-name="Calibri" fo:color="#000000" fo:font-size="26pt" style:font-size-asian="26pt"/>
    </style:style>
    <style:style style:name="P107" style:parent-style-name="Standard" style:family="paragraph">
      <style:text-properties style:font-name="Calibri" fo:color="#000000" fo:font-size="26pt" style:font-size-asian="26pt"/>
    </style:style>
    <style:style style:name="P108" style:parent-style-name="Normal" style:family="paragraph">
      <style:paragraph-properties fo:text-align="justify"/>
      <style:text-properties fo:language="es" fo:country="MX"/>
    </style:style>
    <style:style style:name="P109" style:parent-style-name="Normal" style:family="paragraph">
      <style:paragraph-properties fo:text-align="justify"/>
      <style:text-properties fo:language="es" fo:country="MX"/>
    </style:style>
    <style:style style:name="P110" style:parent-style-name="Normal" style:family="paragraph">
      <style:paragraph-properties fo:text-align="justify"/>
      <style:text-properties fo:language="es" fo:country="MX"/>
    </style:style>
    <style:style style:name="P111" style:parent-style-name="Normal" style:family="paragraph">
      <style:paragraph-properties fo:text-align="justify"/>
      <style:text-properties fo:language="es" fo:country="MX"/>
    </style:style>
    <style:style style:name="P112" style:parent-style-name="Normal" style:family="paragraph">
      <style:paragraph-properties fo:text-align="justify"/>
      <style:text-properties fo:language="es" fo:country="MX"/>
    </style:style>
    <style:style style:name="P113" style:parent-style-name="Normal" style:family="paragraph">
      <style:paragraph-properties fo:text-align="justify"/>
      <style:text-properties fo:language="es" fo:country="MX"/>
    </style:style>
    <style:style style:name="P114" style:parent-style-name="Normal" style:family="paragraph">
      <style:paragraph-properties fo:text-align="justify"/>
      <style:text-properties fo:language="es" fo:country="MX"/>
    </style:style>
    <style:style style:name="P115" style:parent-style-name="Normal" style:family="paragraph">
      <style:paragraph-properties fo:text-align="justify"/>
      <style:text-properties fo:language="es" fo:country="MX"/>
    </style:style>
    <style:style style:name="P116" style:parent-style-name="Normal" style:family="paragraph">
      <style:paragraph-properties fo:text-align="justify"/>
      <style:text-properties fo:language="es" fo:country="MX"/>
    </style:style>
    <style:style style:name="P117" style:parent-style-name="Normal" style:family="paragraph">
      <style:paragraph-properties fo:text-align="justify"/>
      <style:text-properties fo:language="es" fo:country="MX"/>
    </style:style>
    <style:style style:name="P118" style:parent-style-name="Normal" style:family="paragraph">
      <style:paragraph-properties>
        <style:tab-stops>
          <style:tab-stop style:type="left" style:position="2.5312in"/>
        </style:tab-stops>
      </style:paragraph-properties>
      <style:text-properties fo:language="es" fo:country="MX"/>
    </style:style>
    <style:style style:name="P119" style:parent-style-name="Normal" style:family="paragraph">
      <style:paragraph-properties>
        <style:tab-stops>
          <style:tab-stop style:type="left" style:position="2.5312in"/>
        </style:tab-stops>
      </style:paragraph-properties>
      <style:text-properties fo:language="es" fo:country="MX"/>
    </style:style>
    <style:style style:name="P120" style:parent-style-name="Normal" style:family="paragraph">
      <style:paragraph-properties>
        <style:tab-stops>
          <style:tab-stop style:type="left" style:position="2.5312in"/>
        </style:tab-stops>
      </style:paragraph-properties>
      <style:text-properties fo:font-weight="bold" style:font-weight-asian="bold" style:font-weight-complex="bold" fo:language="es" fo:country="MX"/>
    </style:style>
    <style:style style:name="P121" style:parent-style-name="Normal" style:family="paragraph">
      <style:paragraph-properties>
        <style:tab-stops>
          <style:tab-stop style:type="left" style:position="2.5312in"/>
        </style:tab-stops>
      </style:paragraph-properties>
      <style:text-properties fo:language="es" fo:country="MX"/>
    </style:style>
    <style:style style:name="P122" style:parent-style-name="Párrafodelista" style:family="paragraph">
      <style:paragraph-properties fo:text-align="justify"/>
      <style:text-properties fo:language="es" fo:country="MX"/>
    </style:style>
    <style:style style:name="P123" style:parent-style-name="Párrafodelista" style:family="paragraph">
      <style:paragraph-properties fo:text-align="justify"/>
      <style:text-properties fo:language="es" fo:country="MX"/>
    </style:style>
    <style:style style:name="P124" style:parent-style-name="Párrafodelista" style:family="paragraph">
      <style:paragraph-properties fo:text-align="justify"/>
      <style:text-properties fo:language="es" fo:country="MX"/>
    </style:style>
    <style:style style:name="P125" style:parent-style-name="Párrafodelista" style:family="paragraph">
      <style:paragraph-properties fo:text-align="justify"/>
      <style:text-properties fo:language="es" fo:country="MX"/>
    </style:style>
    <style:style style:name="P126" style:parent-style-name="Párrafodelista" style:family="paragraph">
      <style:paragraph-properties fo:text-align="justify"/>
      <style:text-properties fo:language="es" fo:country="MX"/>
    </style:style>
    <style:style style:name="P127" style:parent-style-name="Párrafodelista" style:family="paragraph">
      <style:paragraph-properties fo:text-align="justify"/>
      <style:text-properties fo:language="es" fo:country="MX"/>
    </style:style>
    <style:style style:name="P128" style:parent-style-name="Párrafodelista" style:family="paragraph">
      <style:paragraph-properties fo:text-align="justify"/>
      <style:text-properties fo:language="es" fo:country="MX"/>
    </style:style>
    <style:style style:name="P129" style:parent-style-name="Párrafodelista" style:family="paragraph">
      <style:paragraph-properties fo:text-align="justify"/>
      <style:text-properties fo:language="es" fo:country="MX"/>
    </style:style>
    <style:style style:name="P130" style:parent-style-name="Párrafodelista" style:family="paragraph">
      <style:paragraph-properties fo:text-align="justify"/>
      <style:text-properties fo:language="es" fo:country="MX"/>
    </style:style>
    <style:style style:name="P131" style:parent-style-name="Párrafodelista" style:family="paragraph">
      <style:paragraph-properties fo:text-align="justify"/>
      <style:text-properties fo:language="es" fo:country="MX"/>
    </style:style>
    <style:style style:name="P132" style:parent-style-name="Párrafodelista" style:family="paragraph">
      <style:paragraph-properties fo:text-align="justify"/>
      <style:text-properties fo:language="es" fo:country="MX"/>
    </style:style>
    <style:style style:name="P133" style:parent-style-name="Párrafodelista" style:family="paragraph">
      <style:paragraph-properties fo:text-align="justify"/>
      <style:text-properties fo:language="es" fo:country="MX"/>
    </style:style>
    <style:style style:name="P134" style:parent-style-name="Párrafodelista" style:family="paragraph">
      <style:paragraph-properties fo:text-align="justify"/>
      <style:text-properties fo:language="es" fo:country="MX"/>
    </style:style>
    <style:style style:name="P135" style:parent-style-name="Párrafodelista" style:family="paragraph">
      <style:paragraph-properties fo:text-align="justify"/>
      <style:text-properties fo:language="es" fo:country="MX"/>
    </style:style>
    <style:style style:name="P136" style:parent-style-name="Párrafodelista" style:family="paragraph">
      <style:paragraph-properties fo:text-align="justify"/>
      <style:text-properties fo:language="es" fo:country="MX"/>
    </style:style>
    <style:style style:name="P137" style:parent-style-name="Párrafodelista" style:family="paragraph">
      <style:paragraph-properties fo:text-align="justify"/>
      <style:text-properties fo:language="es" fo:country="MX"/>
    </style:style>
    <style:style style:name="P138" style:parent-style-name="Párrafodelista" style:family="paragraph">
      <style:paragraph-properties fo:text-align="justify"/>
      <style:text-properties fo:language="es" fo:country="MX"/>
    </style:style>
    <style:style style:name="P139" style:parent-style-name="Párrafodelista" style:family="paragraph">
      <style:paragraph-properties fo:text-align="justify"/>
      <style:text-properties fo:language="es" fo:country="MX"/>
    </style:style>
    <style:style style:name="P140" style:parent-style-name="Párrafodelista" style:family="paragraph">
      <style:paragraph-properties fo:text-align="justify"/>
      <style:text-properties fo:language="es" fo:country="MX"/>
    </style:style>
    <style:style style:name="P141" style:parent-style-name="Párrafodelista" style:family="paragraph">
      <style:paragraph-properties fo:text-align="justify"/>
      <style:text-properties fo:language="es" fo:country="MX"/>
    </style:style>
    <style:style style:name="P142" style:parent-style-name="Párrafodelista" style:family="paragraph">
      <style:paragraph-properties fo:text-align="justify"/>
      <style:text-properties fo:language="es" fo:country="MX"/>
    </style:style>
    <style:style style:name="P143" style:parent-style-name="Párrafodelista" style:family="paragraph">
      <style:paragraph-properties fo:text-align="justify"/>
      <style:text-properties fo:language="es" fo:country="MX"/>
    </style:style>
    <style:style style:name="P144" style:parent-style-name="Párrafodelista" style:family="paragraph">
      <style:paragraph-properties fo:text-align="justify"/>
      <style:text-properties fo:language="es" fo:country="MX"/>
    </style:style>
    <style:style style:name="P145" style:parent-style-name="Párrafodelista" style:family="paragraph">
      <style:paragraph-properties fo:text-align="justify"/>
      <style:text-properties fo:language="es" fo:country="MX"/>
    </style:style>
    <style:style style:name="P146" style:parent-style-name="Párrafodelista" style:family="paragraph">
      <style:paragraph-properties fo:text-align="justify"/>
      <style:text-properties fo:language="es" fo:country="MX"/>
    </style:style>
    <style:style style:name="P147" style:parent-style-name="Párrafodelista" style:family="paragraph">
      <style:paragraph-properties fo:text-align="justify"/>
      <style:text-properties fo:language="es" fo:country="MX"/>
    </style:style>
    <style:style style:name="P148" style:parent-style-name="Párrafodelista" style:family="paragraph">
      <style:paragraph-properties fo:text-align="justify"/>
      <style:text-properties fo:language="es" fo:country="MX"/>
    </style:style>
    <style:style style:name="P149" style:parent-style-name="Párrafodelista" style:family="paragraph">
      <style:paragraph-properties fo:text-align="justify"/>
      <style:text-properties fo:language="es" fo:country="MX"/>
    </style:style>
    <style:style style:name="P150" style:parent-style-name="Párrafodelista" style:family="paragraph">
      <style:paragraph-properties fo:text-align="justify"/>
      <style:text-properties fo:language="es" fo:country="MX"/>
    </style:style>
    <style:style style:name="P151" style:parent-style-name="Párrafodelista" style:family="paragraph">
      <style:paragraph-properties fo:text-align="justify"/>
      <style:text-properties fo:language="es" fo:country="MX"/>
    </style:style>
    <style:style style:name="P152" style:parent-style-name="Párrafodelista" style:family="paragraph">
      <style:paragraph-properties fo:text-align="justify"/>
      <style:text-properties fo:language="es" fo:country="MX"/>
    </style:style>
    <style:style style:name="P153" style:parent-style-name="Párrafodelista" style:family="paragraph">
      <style:paragraph-properties fo:text-align="justify"/>
      <style:text-properties fo:language="es" fo:country="MX"/>
    </style:style>
    <style:style style:name="P154" style:parent-style-name="Párrafodelista" style:family="paragraph">
      <style:paragraph-properties fo:text-align="justify"/>
      <style:text-properties fo:language="es" fo:country="MX"/>
    </style:style>
    <style:style style:name="P155" style:parent-style-name="Párrafodelista" style:family="paragraph">
      <style:paragraph-properties fo:text-align="justify"/>
      <style:text-properties fo:language="es" fo:country="MX"/>
    </style:style>
    <style:style style:name="P156" style:parent-style-name="Párrafodelista" style:family="paragraph">
      <style:paragraph-properties fo:text-align="justify"/>
      <style:text-properties fo:language="es" fo:country="MX"/>
    </style:style>
    <style:style style:name="P157" style:parent-style-name="Párrafodelista" style:family="paragraph">
      <style:paragraph-properties fo:text-align="justify"/>
      <style:text-properties fo:language="es" fo:country="MX"/>
    </style:style>
    <style:style style:name="P158" style:parent-style-name="Párrafodelista" style:family="paragraph">
      <style:paragraph-properties fo:text-align="justify"/>
      <style:text-properties fo:language="es" fo:country="MX"/>
    </style:style>
    <style:style style:name="P159" style:parent-style-name="Párrafodelista" style:family="paragraph">
      <style:paragraph-properties fo:text-align="justify"/>
      <style:text-properties fo:language="es" fo:country="MX"/>
    </style:style>
    <style:style style:name="P160" style:parent-style-name="Párrafodelista" style:family="paragraph">
      <style:paragraph-properties fo:text-align="justify"/>
      <style:text-properties fo:language="es" fo:country="MX"/>
    </style:style>
    <style:style style:name="P161" style:parent-style-name="Párrafodelista" style:family="paragraph">
      <style:paragraph-properties fo:text-align="justify"/>
      <style:text-properties fo:language="es" fo:country="MX"/>
    </style:style>
    <style:style style:name="P162" style:parent-style-name="Párrafodelista" style:family="paragraph">
      <style:paragraph-properties fo:text-align="justify"/>
      <style:text-properties fo:language="es" fo:country="MX"/>
    </style:style>
    <style:style style:name="P163" style:parent-style-name="Párrafodelista" style:family="paragraph">
      <style:paragraph-properties fo:text-align="justify"/>
      <style:text-properties fo:language="es" fo:country="MX"/>
    </style:style>
    <style:style style:name="P164" style:parent-style-name="Párrafodelista" style:family="paragraph">
      <style:paragraph-properties fo:text-align="justify"/>
      <style:text-properties fo:language="es" fo:country="MX"/>
    </style:style>
    <style:style style:name="P165" style:parent-style-name="Párrafodelista" style:family="paragraph">
      <style:paragraph-properties fo:text-align="justify"/>
      <style:text-properties fo:language="es" fo:country="MX"/>
    </style:style>
    <style:style style:name="P166" style:parent-style-name="Párrafodelista" style:family="paragraph">
      <style:paragraph-properties fo:text-align="justify"/>
      <style:text-properties fo:language="es" fo:country="MX"/>
    </style:style>
    <style:style style:name="P167" style:parent-style-name="Párrafodelista" style:family="paragraph">
      <style:paragraph-properties fo:text-align="justify"/>
      <style:text-properties fo:language="es" fo:country="MX"/>
    </style:style>
    <style:style style:name="P168" style:parent-style-name="Párrafodelista" style:family="paragraph">
      <style:paragraph-properties fo:text-align="justify"/>
      <style:text-properties fo:language="es" fo:country="MX"/>
    </style:style>
    <style:style style:name="P169" style:parent-style-name="Párrafodelista" style:family="paragraph">
      <style:paragraph-properties fo:text-align="justify"/>
      <style:text-properties fo:language="es" fo:country="MX"/>
    </style:style>
    <style:style style:name="P170" style:parent-style-name="Párrafodelista" style:family="paragraph">
      <style:paragraph-properties fo:text-align="justify"/>
      <style:text-properties fo:language="es" fo:country="MX"/>
    </style:style>
    <style:style style:name="P171" style:parent-style-name="Párrafodelista" style:family="paragraph">
      <style:paragraph-properties fo:text-align="justify"/>
      <style:text-properties fo:language="es" fo:country="MX"/>
    </style:style>
    <style:style style:name="P172" style:parent-style-name="Párrafodelista" style:family="paragraph">
      <style:paragraph-properties fo:text-align="justify"/>
      <style:text-properties fo:language="es" fo:country="MX"/>
    </style:style>
    <style:style style:name="TableColumn174" style:family="table-column">
      <style:table-column-properties style:column-width="1.0756in"/>
    </style:style>
    <style:style style:name="TableColumn175" style:family="table-column">
      <style:table-column-properties style:column-width="2.1868in"/>
    </style:style>
    <style:style style:name="TableColumn176" style:family="table-column">
      <style:table-column-properties style:column-width="2.7687in"/>
    </style:style>
    <style:style style:name="Table173" style:family="table">
      <style:table-properties style:width="6.0312in" fo:margin-left="0in" table:align="left"/>
    </style:style>
    <style:style style:name="TableRow177" style:family="table-row">
      <style:table-row-properties/>
    </style:style>
    <style:style style:name="TableCell178" style:family="table-cell">
      <style:table-cell-properties fo:border="none" style:writing-mode="lr-tb" style:vertical-align="middle" fo:padding-top="0.1041in" fo:padding-left="0in" fo:padding-bottom="0.1041in" fo:padding-right="0in"/>
    </style:style>
    <style:style style:name="P179" style:parent-style-name="Normal" style:family="paragraph">
      <style:paragraph-properties fo:widows="2" fo:orphans="2" fo:text-align="justify" style:vertical-align="auto"/>
      <style:text-properties fo:hyphenate="true"/>
    </style:style>
    <style:style style:name="T180" style:parent-style-name="Fuentedepárrafopredeter." style:family="text">
      <style:text-properties style:font-name="cabinsemibold" style:font-name-asian="Times New Roman" style:font-name-complex="Arial" fo:font-weight="bold" style:font-weight-asian="bold" style:font-weight-complex="bold" fo:color="#4D4D4D" style:letter-kerning="false" fo:font-size="11.5pt" style:font-size-asian="11.5pt" style:font-size-complex="11.5pt" fo:language="es" fo:country="MX" style:language-asian="es" style:country-asian="MX" style:language-complex="ar" style:country-complex="SA"/>
    </style:style>
    <style:style style:name="TableCell181" style:family="table-cell">
      <style:table-cell-properties fo:border="none" style:writing-mode="lr-tb" style:vertical-align="middle" fo:padding-top="0.1041in" fo:padding-left="0in" fo:padding-bottom="0.1041in" fo:padding-right="0in"/>
    </style:style>
    <style:style style:name="P182" style:parent-style-name="Normal" style:family="paragraph">
      <style:paragraph-properties fo:widows="2" fo:orphans="2" fo:text-align="justify" style:vertical-align="auto"/>
      <style:text-properties fo:hyphenate="true"/>
    </style:style>
    <style:style style:name="T183" style:parent-style-name="Fuentedepárrafopredeter." style:family="text">
      <style:text-properties style:font-name="cabinsemibold" style:font-name-asian="Times New Roman" style:font-name-complex="Arial" fo:font-weight="bold" style:font-weight-asian="bold" style:font-weight-complex="bold" fo:color="#4D4D4D" style:letter-kerning="false" fo:font-size="11.5pt" style:font-size-asian="11.5pt" style:font-size-complex="11.5pt" fo:language="es" fo:country="MX" style:language-asian="es" style:country-asian="MX" style:language-complex="ar" style:country-complex="SA"/>
    </style:style>
    <style:style style:name="TableRow184" style:family="table-row">
      <style:table-row-properties/>
    </style:style>
    <style:style style:name="TableCell185" style:family="table-cell">
      <style:table-cell-properties fo:border="none" style:writing-mode="lr-tb" style:vertical-align="middle" fo:padding-top="0.1041in" fo:padding-left="0in" fo:padding-bottom="0.1041in" fo:padding-right="0in"/>
    </style:style>
    <style:style style:name="P186"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187" style:family="table-cell">
      <style:table-cell-properties fo:border="none" style:writing-mode="lr-tb" style:vertical-align="middle" fo:padding-top="0.1041in" fo:padding-left="0in" fo:padding-bottom="0.1041in" fo:padding-right="0in"/>
    </style:style>
    <style:style style:name="P188"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189" style:family="table-cell">
      <style:table-cell-properties fo:border="none" style:writing-mode="lr-tb" style:vertical-align="middle" fo:padding-top="0.1041in" fo:padding-left="0in" fo:padding-bottom="0.1041in" fo:padding-right="0in"/>
    </style:style>
    <style:style style:name="P190"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191" style:family="table-row">
      <style:table-row-properties/>
    </style:style>
    <style:style style:name="TableCell192" style:family="table-cell">
      <style:table-cell-properties fo:border="none" style:writing-mode="lr-tb" style:vertical-align="middle" fo:padding-top="0.1041in" fo:padding-left="0in" fo:padding-bottom="0.1041in" fo:padding-right="0in"/>
    </style:style>
    <style:style style:name="P193"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194" style:family="table-cell">
      <style:table-cell-properties fo:border="none" style:writing-mode="lr-tb" style:vertical-align="middle" fo:padding-top="0.1041in" fo:padding-left="0in" fo:padding-bottom="0.1041in" fo:padding-right="0in"/>
    </style:style>
    <style:style style:name="P195"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196" style:family="table-cell">
      <style:table-cell-properties fo:border="none" style:writing-mode="lr-tb" style:vertical-align="middle" fo:padding-top="0.1041in" fo:padding-left="0in" fo:padding-bottom="0.1041in" fo:padding-right="0in"/>
    </style:style>
    <style:style style:name="P197"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198" style:family="table-row">
      <style:table-row-properties/>
    </style:style>
    <style:style style:name="TableCell199" style:family="table-cell">
      <style:table-cell-properties fo:border="none" style:writing-mode="lr-tb" style:vertical-align="middle" fo:padding-top="0.1041in" fo:padding-left="0in" fo:padding-bottom="0.1041in" fo:padding-right="0in"/>
    </style:style>
    <style:style style:name="P200"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01" style:family="table-cell">
      <style:table-cell-properties fo:border="none" style:writing-mode="lr-tb" style:vertical-align="middle" fo:padding-top="0.1041in" fo:padding-left="0in" fo:padding-bottom="0.1041in" fo:padding-right="0in"/>
    </style:style>
    <style:style style:name="P202"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03" style:family="table-cell">
      <style:table-cell-properties fo:border="none" style:writing-mode="lr-tb" style:vertical-align="middle" fo:padding-top="0.1041in" fo:padding-left="0in" fo:padding-bottom="0.1041in" fo:padding-right="0in"/>
    </style:style>
    <style:style style:name="P204"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05" style:family="table-row">
      <style:table-row-properties/>
    </style:style>
    <style:style style:name="TableCell206" style:family="table-cell">
      <style:table-cell-properties fo:border="none" style:writing-mode="lr-tb" style:vertical-align="middle" fo:padding-top="0.1041in" fo:padding-left="0in" fo:padding-bottom="0.1041in" fo:padding-right="0in"/>
    </style:style>
    <style:style style:name="P207"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08" style:family="table-cell">
      <style:table-cell-properties fo:border="none" style:writing-mode="lr-tb" style:vertical-align="middle" fo:padding-top="0.1041in" fo:padding-left="0in" fo:padding-bottom="0.1041in" fo:padding-right="0in"/>
    </style:style>
    <style:style style:name="P209"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10" style:family="table-cell">
      <style:table-cell-properties fo:border="none" style:writing-mode="lr-tb" style:vertical-align="middle" fo:padding-top="0.1041in" fo:padding-left="0in" fo:padding-bottom="0.1041in" fo:padding-right="0in"/>
    </style:style>
    <style:style style:name="P211"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style:language-asian="es" style:country-asian="MX" style:language-complex="ar" style:country-complex="SA" fo:hyphenate="true"/>
    </style:style>
    <style:style style:name="TableRow212" style:family="table-row">
      <style:table-row-properties/>
    </style:style>
    <style:style style:name="TableCell213" style:family="table-cell">
      <style:table-cell-properties fo:border="none" style:writing-mode="lr-tb" style:vertical-align="middle" fo:padding-top="0.1041in" fo:padding-left="0in" fo:padding-bottom="0.1041in" fo:padding-right="0in"/>
    </style:style>
    <style:style style:name="P214"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15" style:family="table-cell">
      <style:table-cell-properties fo:border="none" style:writing-mode="lr-tb" style:vertical-align="middle" fo:padding-top="0.1041in" fo:padding-left="0in" fo:padding-bottom="0.1041in" fo:padding-right="0in"/>
    </style:style>
    <style:style style:name="P216"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17" style:family="table-cell">
      <style:table-cell-properties fo:border="none" style:writing-mode="lr-tb" style:vertical-align="middle" fo:padding-top="0.1041in" fo:padding-left="0in" fo:padding-bottom="0.1041in" fo:padding-right="0in"/>
    </style:style>
    <style:style style:name="P218"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19" style:family="table-row">
      <style:table-row-properties/>
    </style:style>
    <style:style style:name="TableCell220" style:family="table-cell">
      <style:table-cell-properties fo:border="none" style:writing-mode="lr-tb" style:vertical-align="middle" fo:padding-top="0.1041in" fo:padding-left="0in" fo:padding-bottom="0.1041in" fo:padding-right="0in"/>
    </style:style>
    <style:style style:name="P221"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22" style:family="table-cell">
      <style:table-cell-properties fo:border="none" style:writing-mode="lr-tb" style:vertical-align="middle" fo:padding-top="0.1041in" fo:padding-left="0in" fo:padding-bottom="0.1041in" fo:padding-right="0in"/>
    </style:style>
    <style:style style:name="P223"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24" style:family="table-cell">
      <style:table-cell-properties fo:border="none" style:writing-mode="lr-tb" style:vertical-align="middle" fo:padding-top="0.1041in" fo:padding-left="0in" fo:padding-bottom="0.1041in" fo:padding-right="0in"/>
    </style:style>
    <style:style style:name="P225"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26" style:family="table-row">
      <style:table-row-properties/>
    </style:style>
    <style:style style:name="TableCell227" style:family="table-cell">
      <style:table-cell-properties fo:border="none" style:writing-mode="lr-tb" style:vertical-align="middle" fo:padding-top="0.1041in" fo:padding-left="0in" fo:padding-bottom="0.1041in" fo:padding-right="0in"/>
    </style:style>
    <style:style style:name="P228"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29" style:family="table-cell">
      <style:table-cell-properties fo:border="none" style:writing-mode="lr-tb" style:vertical-align="middle" fo:padding-top="0.1041in" fo:padding-left="0in" fo:padding-bottom="0.1041in" fo:padding-right="0in"/>
    </style:style>
    <style:style style:name="P230"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31" style:family="table-cell">
      <style:table-cell-properties fo:border="none" style:writing-mode="lr-tb" style:vertical-align="middle" fo:padding-top="0.1041in" fo:padding-left="0in" fo:padding-bottom="0.1041in" fo:padding-right="0in"/>
    </style:style>
    <style:style style:name="P232"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33" style:family="table-row">
      <style:table-row-properties/>
    </style:style>
    <style:style style:name="TableCell234" style:family="table-cell">
      <style:table-cell-properties fo:border="none" style:writing-mode="lr-tb" style:vertical-align="middle" fo:padding-top="0.1041in" fo:padding-left="0in" fo:padding-bottom="0.1041in" fo:padding-right="0in"/>
    </style:style>
    <style:style style:name="P235"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36" style:family="table-cell">
      <style:table-cell-properties fo:border="none" style:writing-mode="lr-tb" style:vertical-align="middle" fo:padding-top="0.1041in" fo:padding-left="0in" fo:padding-bottom="0.1041in" fo:padding-right="0in"/>
    </style:style>
    <style:style style:name="P237"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38" style:family="table-cell">
      <style:table-cell-properties fo:border="none" style:writing-mode="lr-tb" style:vertical-align="middle" fo:padding-top="0.1041in" fo:padding-left="0in" fo:padding-bottom="0.1041in" fo:padding-right="0in"/>
    </style:style>
    <style:style style:name="P239"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40" style:family="table-row">
      <style:table-row-properties/>
    </style:style>
    <style:style style:name="TableCell241" style:family="table-cell">
      <style:table-cell-properties fo:border="none" style:writing-mode="lr-tb" style:vertical-align="middle" fo:padding-top="0.1041in" fo:padding-left="0in" fo:padding-bottom="0.1041in" fo:padding-right="0in"/>
    </style:style>
    <style:style style:name="P242"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43" style:family="table-cell">
      <style:table-cell-properties fo:border="none" style:writing-mode="lr-tb" style:vertical-align="middle" fo:padding-top="0.1041in" fo:padding-left="0in" fo:padding-bottom="0.1041in" fo:padding-right="0in"/>
    </style:style>
    <style:style style:name="P244"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45" style:family="table-cell">
      <style:table-cell-properties fo:border="none" style:writing-mode="lr-tb" style:vertical-align="middle" fo:padding-top="0.1041in" fo:padding-left="0in" fo:padding-bottom="0.1041in" fo:padding-right="0in"/>
    </style:style>
    <style:style style:name="P246"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47" style:family="table-row">
      <style:table-row-properties/>
    </style:style>
    <style:style style:name="TableCell248" style:family="table-cell">
      <style:table-cell-properties fo:border="none" style:writing-mode="lr-tb" style:vertical-align="middle" fo:padding-top="0.1041in" fo:padding-left="0in" fo:padding-bottom="0.1041in" fo:padding-right="0in"/>
    </style:style>
    <style:style style:name="P249"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50" style:family="table-cell">
      <style:table-cell-properties fo:border="none" style:writing-mode="lr-tb" style:vertical-align="middle" fo:padding-top="0.1041in" fo:padding-left="0in" fo:padding-bottom="0.1041in" fo:padding-right="0in"/>
    </style:style>
    <style:style style:name="P251"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52" style:family="table-cell">
      <style:table-cell-properties fo:border="none" style:writing-mode="lr-tb" style:vertical-align="middle" fo:padding-top="0.1041in" fo:padding-left="0in" fo:padding-bottom="0.1041in" fo:padding-right="0in"/>
    </style:style>
    <style:style style:name="P253"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54" style:family="table-row">
      <style:table-row-properties/>
    </style:style>
    <style:style style:name="TableCell255" style:family="table-cell">
      <style:table-cell-properties fo:border="none" style:writing-mode="lr-tb" style:vertical-align="middle" fo:padding-top="0.1041in" fo:padding-left="0in" fo:padding-bottom="0.1041in" fo:padding-right="0in"/>
    </style:style>
    <style:style style:name="P256"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57" style:family="table-cell">
      <style:table-cell-properties fo:border="none" style:writing-mode="lr-tb" style:vertical-align="middle" fo:padding-top="0.1041in" fo:padding-left="0in" fo:padding-bottom="0.1041in" fo:padding-right="0in"/>
    </style:style>
    <style:style style:name="P258"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59" style:family="table-cell">
      <style:table-cell-properties fo:border="none" style:writing-mode="lr-tb" style:vertical-align="middle" fo:padding-top="0.1041in" fo:padding-left="0in" fo:padding-bottom="0.1041in" fo:padding-right="0in"/>
    </style:style>
    <style:style style:name="P260"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61" style:family="table-row">
      <style:table-row-properties/>
    </style:style>
    <style:style style:name="TableCell262" style:family="table-cell">
      <style:table-cell-properties fo:border="none" style:writing-mode="lr-tb" style:vertical-align="middle" fo:padding-top="0.1041in" fo:padding-left="0in" fo:padding-bottom="0.1041in" fo:padding-right="0in"/>
    </style:style>
    <style:style style:name="P263"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64" style:family="table-cell">
      <style:table-cell-properties fo:border="none" style:writing-mode="lr-tb" style:vertical-align="middle" fo:padding-top="0.1041in" fo:padding-left="0in" fo:padding-bottom="0.1041in" fo:padding-right="0in"/>
    </style:style>
    <style:style style:name="P265"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66" style:family="table-cell">
      <style:table-cell-properties fo:border="none" style:writing-mode="lr-tb" style:vertical-align="middle" fo:padding-top="0.1041in" fo:padding-left="0in" fo:padding-bottom="0.1041in" fo:padding-right="0in"/>
    </style:style>
    <style:style style:name="P267"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Row268" style:family="table-row">
      <style:table-row-properties/>
    </style:style>
    <style:style style:name="TableCell269" style:family="table-cell">
      <style:table-cell-properties fo:border="none" style:writing-mode="lr-tb" style:vertical-align="middle" fo:padding-top="0.1041in" fo:padding-left="0in" fo:padding-bottom="0.1041in" fo:padding-right="0in"/>
    </style:style>
    <style:style style:name="P270"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71" style:family="table-cell">
      <style:table-cell-properties fo:border="none" style:writing-mode="lr-tb" style:vertical-align="middle" fo:padding-top="0.1041in" fo:padding-left="0in" fo:padding-bottom="0.1041in" fo:padding-right="0in"/>
    </style:style>
    <style:style style:name="P272" style:parent-style-name="Normal" style:family="paragraph">
      <style:paragraph-properties fo:widows="2" fo:orphans="2" fo:text-align="justify" style:vertical-align="auto"/>
      <style:text-properties fo:hyphenate="true"/>
    </style:style>
    <style:style style:name="T273" style:parent-style-name="Fuentedepárrafopredeter." style:family="text">
      <style:text-properties style:font-name="cabinsemibold" style:font-name-asian="Times New Roman" style:font-name-complex="Arial" fo:font-weight="bold" style:font-weight-asian="bold" style:font-weight-complex="bold" fo:color="#4D4D4D" style:letter-kerning="false" fo:font-size="11.5pt" style:font-size-asian="11.5pt" style:font-size-complex="11.5pt" fo:language="es" fo:country="MX" style:language-asian="es" style:country-asian="MX" style:language-complex="ar" style:country-complex="SA"/>
    </style:style>
    <style:style style:name="TableCell274" style:family="table-cell">
      <style:table-cell-properties fo:border="none" style:writing-mode="lr-tb" style:vertical-align="middle" fo:padding-top="0.1041in" fo:padding-left="0in" fo:padding-bottom="0.1041in" fo:padding-right="0in"/>
    </style:style>
    <style:style style:name="P275" style:parent-style-name="Normal" style:family="paragraph">
      <style:paragraph-properties fo:widows="2" fo:orphans="2" fo:text-align="justify" style:vertical-align="auto"/>
      <style:text-properties fo:hyphenate="true"/>
    </style:style>
    <style:style style:name="T276" style:parent-style-name="Fuentedepárrafopredeter." style:family="text">
      <style:text-properties style:font-name="cabinsemibold" style:font-name-asian="Times New Roman" style:font-name-complex="Arial" fo:font-weight="bold" style:font-weight-asian="bold" style:font-weight-complex="bold" fo:color="#4D4D4D" style:letter-kerning="false" fo:font-size="11.5pt" style:font-size-asian="11.5pt" style:font-size-complex="11.5pt" fo:language="es" fo:country="MX" style:language-asian="es" style:country-asian="MX" style:language-complex="ar" style:country-complex="SA"/>
    </style:style>
    <style:style style:name="TableRow277" style:family="table-row">
      <style:table-row-properties/>
    </style:style>
    <style:style style:name="TableCell278" style:family="table-cell">
      <style:table-cell-properties fo:border="none" style:writing-mode="lr-tb" style:vertical-align="middle" fo:padding-top="0.1041in" fo:padding-left="0in" fo:padding-bottom="0.1041in" fo:padding-right="0in"/>
    </style:style>
    <style:style style:name="P279"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80" style:family="table-cell">
      <style:table-cell-properties fo:border="none" style:writing-mode="lr-tb" style:vertical-align="middle" fo:padding-top="0.1041in" fo:padding-left="0in" fo:padding-bottom="0.1041in" fo:padding-right="0in"/>
    </style:style>
    <style:style style:name="P281"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TableCell282" style:family="table-cell">
      <style:table-cell-properties fo:border="none" style:writing-mode="lr-tb" style:vertical-align="middle" fo:padding-top="0.1041in" fo:padding-left="0in" fo:padding-bottom="0.1041in" fo:padding-right="0in"/>
    </style:style>
    <style:style style:name="P283" style:parent-style-name="Normal" style:family="paragraph">
      <style:paragraph-properties fo:widows="2" fo:orphans="2" fo:text-align="justify" style:vertical-align="auto"/>
      <style:text-properties style:font-name="Arial" style:font-name-asian="Times New Roman" style:font-name-complex="Arial" fo:color="#4D4D4D" style:letter-kerning="false" fo:font-size="11.5pt" style:font-size-asian="11.5pt" style:font-size-complex="11.5pt" fo:language="es" fo:country="MX" style:language-asian="es" style:country-asian="MX" style:language-complex="ar" style:country-complex="SA" fo:hyphenate="true"/>
    </style:style>
    <style:style style:name="P284" style:parent-style-name="Párrafodelista" style:family="paragraph">
      <style:paragraph-properties fo:text-align="justify"/>
      <style:text-properties fo:language="es" fo:country="MX"/>
    </style:style>
    <style:style style:name="P285" style:parent-style-name="Párrafodelista" style:family="paragraph">
      <style:paragraph-properties fo:text-align="justify"/>
      <style:text-properties fo:language="es" fo:country="MX"/>
    </style:style>
    <style:style style:name="P286" style:parent-style-name="Párrafodelista" style:family="paragraph">
      <style:paragraph-properties fo:text-align="justify"/>
      <style:text-properties fo:language="es" fo:country="MX"/>
    </style:style>
    <style:style style:name="P287" style:parent-style-name="Párrafodelista" style:family="paragraph">
      <style:paragraph-properties fo:text-align="justify"/>
    </style:style>
    <style:style style:name="P288" style:parent-style-name="Párrafodelista" style:family="paragraph">
      <style:paragraph-properties fo:text-align="justify"/>
      <style:text-properties fo:language="es" fo:country="MX"/>
    </style:style>
    <style:style style:name="P289" style:parent-style-name="Párrafodelista" style:family="paragraph">
      <style:paragraph-properties fo:text-align="justify"/>
    </style:style>
    <style:style style:name="P290" style:parent-style-name="Párrafodelista" style:family="paragraph">
      <style:paragraph-properties fo:text-align="justify"/>
    </style:style>
    <style:style style:name="P291" style:parent-style-name="Párrafodelista" style:family="paragraph">
      <style:paragraph-properties fo:text-align="justify"/>
      <style:text-properties fo:language="es" fo:country="MX"/>
    </style:style>
    <style:style style:name="P292" style:parent-style-name="Párrafodelista" style:family="paragraph">
      <style:paragraph-properties fo:text-align="justify"/>
      <style:text-properties fo:language="es" fo:country="MX"/>
    </style:style>
    <style:style style:name="P293" style:parent-style-name="Párrafodelista" style:family="paragraph">
      <style:paragraph-properties fo:text-align="justify"/>
      <style:text-properties fo:language="es" fo:country="MX"/>
    </style:style>
    <style:style style:name="P294" style:parent-style-name="Párrafodelista" style:family="paragraph">
      <style:paragraph-properties fo:text-align="justify"/>
      <style:text-properties fo:language="es" fo:country="MX"/>
    </style:style>
    <style:style style:name="P295" style:parent-style-name="Normal" style:family="paragraph">
      <style:paragraph-properties fo:text-align="justify">
        <style:tab-stops>
          <style:tab-stop style:type="left" style:position="2.5312in"/>
        </style:tab-stops>
      </style:paragraph-properties>
      <style:text-properties fo:language="es" fo:country="MX"/>
    </style:style>
    <style:style style:name="P296" style:parent-style-name="Normal" style:family="paragraph">
      <style:paragraph-properties fo:text-align="justify">
        <style:tab-stops>
          <style:tab-stop style:type="left" style:position="2.5312in"/>
        </style:tab-stops>
      </style:paragraph-properties>
      <style:text-properties fo:language="es" fo:country="MX"/>
    </style:style>
    <style:style style:name="P297" style:parent-style-name="Normal" style:family="paragraph">
      <style:paragraph-properties fo:text-align="justify">
        <style:tab-stops>
          <style:tab-stop style:type="left" style:position="2.5312in"/>
        </style:tab-stops>
      </style:paragraph-properties>
      <style:text-properties fo:language="es" fo:country="MX"/>
    </style:style>
    <style:style style:name="P298" style:parent-style-name="Normal" style:family="paragraph">
      <style:paragraph-properties fo:text-align="justify">
        <style:tab-stops>
          <style:tab-stop style:type="left" style:position="2.5312in"/>
        </style:tab-stops>
      </style:paragraph-properties>
      <style:text-properties fo:language="es" fo:country="MX"/>
    </style:style>
    <style:style style:name="P299" style:parent-style-name="Normal" style:family="paragraph">
      <style:paragraph-properties fo:text-align="justify">
        <style:tab-stops>
          <style:tab-stop style:type="left" style:position="2.5312in"/>
        </style:tab-stops>
      </style:paragraph-properties>
      <style:text-properties fo:language="es" fo:country="MX"/>
    </style:style>
    <style:style style:name="P300" style:parent-style-name="Normal" style:family="paragraph">
      <style:paragraph-properties fo:text-align="justify">
        <style:tab-stops>
          <style:tab-stop style:type="left" style:position="2.5312in"/>
        </style:tab-stops>
      </style:paragraph-properties>
      <style:text-properties fo:language="es" fo:country="MX"/>
    </style:style>
    <style:style style:name="P301" style:parent-style-name="Normal" style:family="paragraph">
      <style:paragraph-properties fo:text-align="justify">
        <style:tab-stops>
          <style:tab-stop style:type="left" style:position="2.5312in"/>
        </style:tab-stops>
      </style:paragraph-properties>
      <style:text-properties fo:language="es" fo:country="MX"/>
    </style:style>
    <style:style style:name="P302" style:parent-style-name="Normal" style:family="paragraph">
      <style:paragraph-properties fo:text-align="justify">
        <style:tab-stops>
          <style:tab-stop style:type="left" style:position="2.5312in"/>
        </style:tab-stops>
      </style:paragraph-properties>
      <style:text-properties fo:language="es" fo:country="MX"/>
    </style:style>
    <style:style style:name="P303" style:parent-style-name="Normal" style:family="paragraph">
      <style:paragraph-properties fo:text-align="justify">
        <style:tab-stops>
          <style:tab-stop style:type="left" style:position="2.5312in"/>
        </style:tab-stops>
      </style:paragraph-properties>
      <style:text-properties fo:language="es" fo:country="MX"/>
    </style:style>
    <style:style style:name="P304" style:parent-style-name="Normal" style:family="paragraph">
      <style:paragraph-properties>
        <style:tab-stops>
          <style:tab-stop style:type="left" style:position="2.5312in"/>
        </style:tab-stops>
      </style:paragraph-properties>
      <style:text-properties fo:language="es" fo:country="MX"/>
    </style:style>
    <style:style style:name="P305" style:parent-style-name="Normal" style:family="paragraph">
      <style:paragraph-properties>
        <style:tab-stops>
          <style:tab-stop style:type="left" style:position="2.5312in"/>
        </style:tab-stops>
      </style:paragraph-properties>
      <style:text-properties fo:language="es" fo:country="MX"/>
    </style:style>
    <style:style style:name="P306" style:parent-style-name="Normal" style:family="paragraph">
      <style:paragraph-properties>
        <style:tab-stops>
          <style:tab-stop style:type="left" style:position="2.5312in"/>
        </style:tab-stops>
      </style:paragraph-properties>
    </style:style>
    <style:style style:name="T307" style:parent-style-name="Hipervínculo" style:family="text">
      <style:text-properties fo:language="es" fo:country="MX"/>
    </style:style>
    <style:style style:name="P308" style:parent-style-name="Normal" style:family="paragraph">
      <style:paragraph-properties>
        <style:tab-stops>
          <style:tab-stop style:type="left" style:position="2.5312in"/>
        </style:tab-stops>
      </style:paragraph-properties>
    </style:style>
    <style:style style:name="T309" style:parent-style-name="Hipervínculo" style:family="text">
      <style:text-properties fo:language="es" fo:country="MX"/>
    </style:style>
    <style:style style:name="P310" style:parent-style-name="Normal" style:family="paragraph">
      <style:paragraph-properties>
        <style:tab-stops>
          <style:tab-stop style:type="left" style:position="2.5312in"/>
        </style:tab-stops>
      </style:paragraph-properties>
    </style:style>
    <style:style style:name="T311" style:parent-style-name="Hipervínculo" style:family="text">
      <style:text-properties fo:language="es" fo:country="MX"/>
    </style:style>
    <style:style style:name="P312" style:parent-style-name="Normal" style:family="paragraph">
      <style:paragraph-properties>
        <style:tab-stops>
          <style:tab-stop style:type="left" style:position="2.5312in"/>
        </style:tab-stops>
      </style:paragraph-properties>
    </style:style>
    <style:style style:name="T313" style:parent-style-name="Hipervínculo" style:family="text">
      <style:text-properties fo:language="es" fo:country="MX"/>
    </style:style>
    <style:style style:name="P314" style:parent-style-name="Normal" style:family="paragraph">
      <style:paragraph-properties>
        <style:tab-stops>
          <style:tab-stop style:type="left" style:position="2.5312in"/>
        </style:tab-stops>
      </style:paragraph-properties>
    </style:style>
    <style:style style:name="P315" style:parent-style-name="Normal" style:family="paragraph">
      <style:paragraph-properties>
        <style:tab-stops>
          <style:tab-stop style:type="left" style:position="2.5312in"/>
        </style:tab-stops>
      </style:paragraph-properties>
    </style:style>
    <style:style style:name="P316" style:parent-style-name="Normal" style:family="paragraph">
      <style:paragraph-properties>
        <style:tab-stops>
          <style:tab-stop style:type="left" style:position="2.5312in"/>
        </style:tab-stops>
      </style:paragraph-properties>
    </style:style>
    <style:style style:name="P317" style:parent-style-name="Normal" style:family="paragraph">
      <style:paragraph-properties>
        <style:tab-stops>
          <style:tab-stop style:type="left" style:position="2.5312in"/>
        </style:tab-stops>
      </style:paragraph-properties>
    </style:style>
    <style:style style:name="P318" style:parent-style-name="Normal" style:family="paragraph">
      <style:paragraph-properties>
        <style:tab-stops>
          <style:tab-stop style:type="left" style:position="2.5312in"/>
        </style:tab-stops>
      </style:paragraph-properties>
    </style:style>
    <style:style style:name="P319" style:parent-style-name="Normal" style:family="paragraph">
      <style:paragraph-properties>
        <style:tab-stops>
          <style:tab-stop style:type="left" style:position="2.5312in"/>
        </style:tab-stops>
      </style:paragraph-properties>
    </style:style>
    <style:style style:name="P320" style:parent-style-name="Normal" style:family="paragraph">
      <style:paragraph-properties>
        <style:tab-stops>
          <style:tab-stop style:type="left" style:position="2.5312in"/>
        </style:tab-stops>
      </style:paragraph-properties>
    </style:style>
    <style:style style:name="P321" style:parent-style-name="Normal" style:family="paragraph">
      <style:paragraph-properties>
        <style:tab-stops>
          <style:tab-stop style:type="left" style:position="2.5312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ING. MANUEL CASTAÑEDA CASTAÑEDA</text:p>
          </table:table-cell>
        </table:table-row>
        <table:table-row table:style-name="TableRow38">
          <table:table-cell table:style-name="TableCell39">
            <text:p text:style-name="P40"/>
            <text:p text:style-name="P41">Asignatura:<text:s/></text:p>
          </table:table-cell>
          <table:table-cell table:style-name="TableCell42">
            <text:p text:style-name="P43"/>
            <text:p text:style-name="P44">FUNDAMENTOS DE PROGRAMACION</text:p>
          </table:table-cell>
        </table:table-row>
        <table:table-row table:style-name="TableRow45">
          <table:table-cell table:style-name="TableCell46">
            <text:p text:style-name="P47"/>
            <text:p text:style-name="P48">Grupo:</text:p>
          </table:table-cell>
          <table:table-cell table:style-name="TableCell49">
            <text:p text:style-name="P50"/>
            <text:p text:style-name="P51"><text:tab/>13</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1</text:p>
          </table:table-cell>
        </table:table-row>
        <table:table-row table:style-name="TableRow59">
          <table:table-cell table:style-name="TableCell60">
            <text:p text:style-name="P61"/>
            <text:p text:style-name="P62">Integrante(s):</text:p>
          </table:table-cell>
          <table:table-cell table:style-name="TableCell63">
            <text:p text:style-name="P64"/>
            <text:p text:style-name="P65"><text:tab/>CARRILLO BARCENAS NICOLAS</text:p>
          </table:table-cell>
        </table:table-row>
        <table:table-row table:style-name="TableRow66">
          <table:table-cell table:style-name="TableCell67">
            <text:p text:style-name="P68">No. de Equipo de cómputo empleado:</text:p>
          </table:table-cell>
          <table:table-cell table:style-name="TableCell69">
            <text:p text:style-name="P70"/>
          </table:table-cell>
        </table:table-row>
        <table:table-row table:style-name="TableRow71">
          <table:table-cell table:style-name="TableCell72">
            <text:p text:style-name="P73"/>
            <text:p text:style-name="P74">No. de Lista o Brigada:</text:p>
          </table:table-cell>
          <table:table-cell table:style-name="TableCell75">
            <text:p text:style-name="P76"/>
            <text:p text:style-name="P77"><text:tab/>8</text:p>
          </table:table-cell>
        </table:table-row>
        <table:table-row table:style-name="TableRow78">
          <table:table-cell table:style-name="TableCell79">
            <text:p text:style-name="P80"/>
            <text:p text:style-name="P81">Semestre:</text:p>
          </table:table-cell>
          <table:table-cell table:style-name="TableCell82">
            <text:p text:style-name="P83"/>
            <text:p text:style-name="P84"><text:tab/>21-2</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P91"/>
            <text:p text:style-name="P92"><text:tab/>12/03/21</text:p>
          </table:table-cell>
        </table:table-row>
        <table:table-row table:style-name="TableRow93">
          <table:table-cell table:style-name="TableCell94">
            <text:p text:style-name="P95"/>
            <text:p text:style-name="P96"><text:span text:style-name="T97">Observaciones:</text:span></text:p>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
      <text:p text:style-name="Standard"/>
      <text:p text:style-name="Standard"/>
      <text:p text:style-name="P105"><text:tab/><text:tab/><text:tab/><text:tab/><text:tab/>CALIFICACIÓN:<text:s/>__________</text:p>
      <text:soft-page-break/>
      <text:p text:style-name="P106">INTRODUCCION:</text:p>
      <text:p text:style-name="P107"/>
      <text:p text:style-name="P108">Descubrir y utilizar herramientas de software que se ofrecen en Internet que permitan</text:p>
      <text:p text:style-name="P109">realizar actividades y trabajos académicos de forma organizada y profesional a lo largo de</text:p>
      <text:p text:style-name="P110">la vida escolar, tales como manejo de repositorios de almacenamiento y buscadores con</text:p>
      <text:p text:style-name="P111">funciones avanzadas.</text:p>
      <text:p text:style-name="P112">El uso de un equipo de cómputo se vuelve fundamental para el desarrollo de muchas de</text:p>
      <text:p text:style-name="P113">las actividades y tareas cotidianas que se realizan día con día, no importando el giro al</text:p>
      <text:p text:style-name="P114">creando nuevas y versátiles soluciones que apoyen y beneficien directamente a la sociedad</text:p>
      <text:p text:style-name="P115">al realizar dichas actividades; es por ello, que comprender cómo funciona y cómo poder</text:p>
      <text:p text:style-name="P116">mejorar dicho funcionamiento se vuelve un tema importante durante la formación del</text:p>
      <text:p text:style-name="P117">profesionista en ingeniería.<text:line-break/></text:p>
      <text:p text:style-name="P118"/>
      <text:p text:style-name="P119"/>
      <text:p text:style-name="P120">DESARROLLO</text:p>
      <text:p text:style-name="P121"/>
      <text:list text:style-name="LFO1" text:continue-numbering="true">
        <text:list-item>
          <text:p text:style-name="P122">¿Cuál es el procedimiento para extraer petróleo?</text:p>
        </text:list-item>
      </text:list>
      <text:p text:style-name="P123">Los procesos que se emplean para la extracción de petróleo dependen en gran medida de factores como la ubicación del yacimiento o las características que presenta este yacimiento. Una vez que se ha detectado una zona con la presencia de petróleo se procede a hacer una perforación de cierta profundidad para llegar hasta él, en algunos casos estas perforaciones pueden ser de hasta 6000 metros.</text:p>
      <text:p text:style-name="P124">El proceso de perforación y extracción suele ser sencillo. Se introduce y baja una especie de cañón y se perfora la tubería de revestimiento justo en el punto donde se ha detectado la bolsa. Lo habitual es que el petróleo fluya por los orificios que se han hecho y se pueda extraer mediante una tubería de un diámetro más pequeño. A esta tubería de la denomina tubería de producción.</text:p>
      <text:p text:style-name="P125"/>
      <text:p text:style-name="P126">Se pueden dar dos situaciones:</text:p>
      <text:p text:style-name="P127">Que el yacimiento tenga energía propia que habitualmente viene generada por la propia presión subterránea y por los elementos que suelen acompañar al petróleo como son gas y agua. En este caso, el petróleo sale por si solo en el momento de hacer la perforación. Lo que se suele hacer es instalar en la parte superior del pozo un equipo que se denomina árbol de navidad y que está compuesto por una serie de válvulas que sirven para ir regulando el paso del petróleo.</text:p>
      <text:p text:style-name="P128"><text:s/>En caso de que el yacimiento no tenga energía propia se usan métodos específicos de extracción. El método más habitual es el balancín mediante el cual a través de un balanceo permanente se acciona una bomba en el fondo del pozo que realizar la succión del petróleo hasta la superficie.</text:p>
      <text:p text:style-name="P129"/>
      <text:list text:style-name="LFO1" text:continue-numbering="true">
        <text:list-item>
          <text:p text:style-name="P130">¿Qué es la hidroponía?, ¿Qué necesito para poner un pequeño jardín?</text:p>
        </text:list-item>
      </text:list>
      <text:p text:style-name="P131"/>
      <text:p text:style-name="P132">La hidroponía es un sistema de cultivo que hace crecer las plantas en una solución de agua con nutrientes, es decir, prescinde de la tierra. Además, el agua utilizada puede ser recuperada y reciclada, y los nutrientes pueden obtenerse de diversas procedencias, incluso de excrementos de peces —técnica conocida como acuoponía—.</text:p>
      <text:p text:style-name="P133"/>
      <text:p text:style-name="P134">Los cultivos hidropónicos se basan en una práctica que prescinde de la tierra para sustituirla por una solución de agua enriquecida con nutrientes, entre otras alternativas. Gracias a su escaso uso de recursos, se revela como una opción más sostenible frente a la agricultura tradicional</text:p>
      <text:p text:style-name="P135"/>
      <text:p text:style-name="P136"/>
      <text:p text:style-name="P137"/>
      <text:p text:style-name="P138"/>
      <text:soft-page-break/>
      <text:list text:style-name="LFO2" text:continue-numbering="true">
        <text:list-item>
          <text:p text:style-name="P139">Se requiere un contenedor de plástico de unos 30 cm de profundidad y una bandeja de 10 cm que encaje sobre él con un agujero de drenaje.</text:p>
        </text:list-item>
        <text:list-item>
          <text:p text:style-name="P140">Se coloca una bomba de acuario en el fondo del contenedor, con el tubo de salida colocado para que bombee el agua con nutrientes a la bandeja superior.</text:p>
        </text:list-item>
        <text:list-item>
          <text:p text:style-name="P141">Las pantas se colocan en pequeños contenedores de plástico sobre un sustrato de fibra de coco o lana de roca.</text:p>
        </text:list-item>
        <text:list-item>
          <text:p text:style-name="P142">El contenedor se llena de agua con nutrientes, que habrá que remplazar cada semana aproximadamente.</text:p>
        </text:list-item>
        <text:list-item>
          <text:p text:style-name="P143">Toda la instalación se coloca en un lugar soleado o bien bajo lámparas de crecimiento.</text:p>
        </text:list-item>
      </text:list>
      <text:p text:style-name="P144"/>
      <text:list text:style-name="LFO1" text:continue-numbering="true">
        <text:list-item>
          <text:p text:style-name="P145">Investigue el proceso de combustión interna</text:p>
        </text:list-item>
      </text:list>
      <text:p text:style-name="P146">El motor de combustión interna pone aire y combustible en la cámara de combustión y proporciona la chispa para iniciar la combustión. Antes de encender la mezcla de aire y combustible, el motor calienta y comprime la mezcla. El calentamiento ayuda al proceso de mezclado, y la compresión incrementa la energía generada por la combustión.</text:p>
      <text:p text:style-name="P147"/>
      <text:list text:style-name="LFO1" text:continue-numbering="true">
        <text:list-item>
          <text:p text:style-name="P148">Investigar los proyectos<text:s/>más<text:s/>exitosos de la industria aéreo espacial</text:p>
        </text:list-item>
      </text:list>
      <text:p text:style-name="P149">Con los lanzamientos exitosos del módulo DEMO-2, para exploración espacial, y Starlink, conformada por 57 satélites que forman una red de internet de banda ancha, la empresa SpaceX ha generado un nuevo panorama de industria aeroespacial impulsada por la iniciativa privada</text:p>
      <text:p text:style-name="P150">La innovación es necesaria para el crecimiento aeroespacial, sobre todo por las tecnologías de telefonía 5G, ya que el proyecto Starlink planea ampliar su constelación de satélites hasta en 12 mil unidades, con objeto de brindar una red de interconexión con cualquier dispositivo que soporte dicha red, esto representa una oportunidad importante para incursionar en este mercado</text:p>
      <text:p text:style-name="P151"/>
      <text:p text:style-name="P152"/>
      <text:list text:style-name="LFO1" text:continue-numbering="true">
        <text:list-item>
          <text:p text:style-name="P153">¿Cómo funciona el sismológico nacional?</text:p>
        </text:list-item>
      </text:list>
      <text:p text:style-name="P154">El Sismológico Nacional como uno de sus objetivos principales y en resumen es poder Registrar, almacenar y distribuir todos y cada uno de los datos de movimiento del terreno con el cual pueden informar y mantener al tanto sobre la sismicidad del país a las autoridades correspondientes además de alertar e informar a la población, con la cual pretenden promover un intercambio de datos, de cooperación con otras instituciones de monitoreo e investigación a grandes escalas ya sean nacional o internacional.</text:p>
      <text:p text:style-name="P155"/>
      <text:list text:style-name="LFO1" text:continue-numbering="true">
        <text:list-item>
          <text:p text:style-name="P156">¿Qué necesito para tener energía eléctrica generada a partir de la luz solar, en mi casa?</text:p>
        </text:list-item>
      </text:list>
      <text:list text:style-name="LFO3" text:continue-numbering="true">
        <text:list-item>
          <text:p text:style-name="P157">Evalúe cómo usa la energía, y busque maneras de reducir el consumo de electricidad en su casa. Para reducir sus necesidades de energía, maximice el rendimiento energético de su casa y de sus aparatos electrodomésticos y asegúrese de que su casa esté correctamente aislada contra las temperaturas externas.</text:p>
        </text:list-item>
        <text:list-item>
          <text:p text:style-name="P158">Tenga en cuenta cuánto tiempo permanecerá viviendo en su casa. Un sistema solar de uso residencial está diseñado para permanecer instalado en una casa al menos durante 20 años. Por lo general, los contratos de arriendo de un sistema y los de compra de energía también son de largo plazo, algunos duran 20 años. Si piensa que podría mudarse dentro de ese plazo, averigüe el efecto que tendrá la instalación de un sistema cuando quiera vender su casa. Pregúntele a la compañía de energía solar cuáles son las normas aplicables a la transferencia del contrato al nuevo propietario después de la venta, y confirme que lo que digan sea lo mismo que se establece en el contrato.</text:p>
        </text:list-item>
        <text:list-item>
          <text:p text:style-name="P159">Calcule cuál es el tamaño del sistema de energía solar que necesita para satisfacer su consumo promedio de energía. Infórmese sobre la variedad de productos disponibles en su área que mejor se adapten a las necesidades de energía de su casa. El Departamento de Energía dispone de una herramienta de cálculo individualizado donde usted puede ingresar su domicilio y los detalles del sistema para calcular cuánta energía producirá.</text:p>
        </text:list-item>
        <text:list-item>
          <text:p text:style-name="P160">Los sistemas de energía solar usan uno o más alternadores para convertir la electricidad de<text:s/><text:soft-page-break/>corriente directa (DC) de los paneles solares en electricidad de corriente alterna (AC) que es la que usa en sus aparatos electrodomésticos y en las conexiones de salida o tomacorrientes. La cantidad de energía que se obtiene de un sistema de panel solar depende de los siguientes factores:</text:p>
        </text:list-item>
        <text:list-item>
          <text:p text:style-name="P161">La cantidad anual promedio de horas de luz solar directa sin sombra que recibe su techo.</text:p>
        </text:list-item>
        <text:list-item>
          <text:p text:style-name="P162">El declive (ángulo), antigüedad y estado del techo de su casa, y la orientación respecto de los puntos cardinales.</text:p>
        </text:list-item>
        <text:list-item>
          <text:p text:style-name="P163">El tamaño y potencia de su sistema.</text:p>
        </text:list-item>
        <text:list-item>
          <text:p text:style-name="P164">Factores ambientales como la nieve, el polvo o la sombra que puedan cubrir el sistema.</text:p>
        </text:list-item>
        <text:list-item>
          <text:p text:style-name="P165">Comuníquese con su compañía de suministro eléctrico para averiguar cuáles son las opciones para los dueños de casa que producen energía solar. Su compañía de suministro eléctrico podría usar la “medición neta” que es un tipo de arreglo que le paga o le da créditos por el exceso de energía producido por su sistema durante el día y que retorna a la red eléctrica.</text:p>
        </text:list-item>
        <text:list-item>
          <text:p text:style-name="P166">Si forma parte de una asociación de propietarios, averigüe si necesita obtener su aprobación antes de instalar el sistema.</text:p>
        </text:list-item>
      </text:list>
      <text:p text:style-name="P167"/>
      <text:list text:style-name="LFO1" text:continue-numbering="true">
        <text:list-item>
          <text:p text:style-name="P168">¿Cómo funciona una caldera?</text:p>
        </text:list-item>
      </text:list>
      <text:p text:style-name="P169">La caldera es la parte más importante del sistema de calefacción. Permite calentar las habitaciones, al suministrar agua caliente a los radiadores, y produce agua caliente doméstica que usamos para lavarnos. Puede ser utilizada también, para una sola de estas dos funciones. Las calderas pueden ser de condensación o tradicionales. Las calderas de condensación son las únicas que recuperan el calor de los gases de escape y de esta forma permiten ahorrar hasta un 20% en los consumos.</text:p>
      <text:p text:style-name="P170"/>
      <text:p text:style-name="P171"/>
      <text:list text:style-name="LFO1" text:continue-numbering="true">
        <text:list-item>
          <text:p text:style-name="P172">¿Cuáles son las diferencias entre el PS5 y el XBOSX Series?</text:p>
        </text:list-item>
      </text:list>
      <table:table table:style-name="Table173">
        <table:table-columns>
          <table:table-column table:style-name="TableColumn174"/>
          <table:table-column table:style-name="TableColumn175"/>
          <table:table-column table:style-name="TableColumn176"/>
        </table:table-columns>
        <table:table-row table:style-name="TableRow177">
          <table:table-cell table:style-name="TableCell178">
            <text:p text:style-name="P179"><text:span text:style-name="T180"><text:line-break/>PS5</text:span></text:p>
          </table:table-cell>
          <table:table-cell table:style-name="TableCell181">
            <text:p text:style-name="P182"><text:span text:style-name="T183">Xbox Series X</text:span></text:p>
          </table:table-cell>
          <table:table-cell>
            <text:p text:style-name="P182"/>
          </table:table-cell>
        </table:table-row>
        <table:table-row table:style-name="TableRow184">
          <table:table-cell table:style-name="TableCell185">
            <text:p text:style-name="P186">CPU</text:p>
          </table:table-cell>
          <table:table-cell table:style-name="TableCell187">
            <text:p text:style-name="P188">8 núcleos Zen 2 a 3.5GHz</text:p>
          </table:table-cell>
          <table:table-cell table:style-name="TableCell189">
            <text:p text:style-name="P190">8 núcleos Zen 2 CPU pesonalizada</text:p>
          </table:table-cell>
        </table:table-row>
        <table:table-row table:style-name="TableRow191">
          <table:table-cell table:style-name="TableCell192">
            <text:p text:style-name="P193">GPU</text:p>
          </table:table-cell>
          <table:table-cell table:style-name="TableCell194">
            <text:p text:style-name="P195">10.28 TFLOPs, 36 CUs a 2.23GHz</text:p>
          </table:table-cell>
          <table:table-cell table:style-name="TableCell196">
            <text:p text:style-name="P197">12 TFLOPs, 52 CUs a 1.825 GHz</text:p>
          </table:table-cell>
        </table:table-row>
        <table:table-row table:style-name="TableRow198">
          <table:table-cell table:style-name="TableCell199">
            <text:p text:style-name="P200">Arquitectura GPU</text:p>
          </table:table-cell>
          <table:table-cell table:style-name="TableCell201">
            <text:p text:style-name="P202">RDNA 2</text:p>
          </table:table-cell>
          <table:table-cell table:style-name="TableCell203">
            <text:p text:style-name="P204">RDNA 2</text:p>
          </table:table-cell>
        </table:table-row>
        <table:table-row table:style-name="TableRow205">
          <table:table-cell table:style-name="TableCell206">
            <text:p text:style-name="P207">Memoria/Interfaz</text:p>
          </table:table-cell>
          <table:table-cell table:style-name="TableCell208">
            <text:p text:style-name="P209">16GB GDDR6/256-bit</text:p>
          </table:table-cell>
          <table:table-cell table:style-name="TableCell210">
            <text:p text:style-name="P211">16GB GDDR6 w/320mb bus</text:p>
          </table:table-cell>
        </table:table-row>
        <table:table-row table:style-name="TableRow212">
          <table:table-cell table:style-name="TableCell213">
            <text:p text:style-name="P214">Ancho de banda de la memoria</text:p>
          </table:table-cell>
          <table:table-cell table:style-name="TableCell215">
            <text:p text:style-name="P216">448GB/s</text:p>
          </table:table-cell>
          <table:table-cell table:style-name="TableCell217">
            <text:p text:style-name="P218">560GB/s</text:p>
          </table:table-cell>
        </table:table-row>
        <table:table-row table:style-name="TableRow219">
          <table:table-cell table:style-name="TableCell220">
            <text:p text:style-name="P221">Almacenamiento</text:p>
          </table:table-cell>
          <table:table-cell table:style-name="TableCell222">
            <text:p text:style-name="P223">825GB SSD</text:p>
          </table:table-cell>
          <table:table-cell table:style-name="TableCell224">
            <text:p text:style-name="P225">1TB SSD</text:p>
          </table:table-cell>
        </table:table-row>
        <table:table-row table:style-name="TableRow226">
          <table:table-cell table:style-name="TableCell227">
            <text:p text:style-name="P228">I/O</text:p>
          </table:table-cell>
          <table:table-cell table:style-name="TableCell229">
            <text:p text:style-name="P230">5.5GB/s, 8-9GB/s de media</text:p>
          </table:table-cell>
          <table:table-cell table:style-name="TableCell231">
            <text:p text:style-name="P232">2.4 GB/s (raw), 4.8 GB/s (comprimido con hardware personalizado</text:p>
          </table:table-cell>
        </table:table-row>
        <table:table-row table:style-name="TableRow233">
          <table:table-cell table:style-name="TableCell234">
            <text:p text:style-name="P235">Ampliación almacenamiento</text:p>
          </table:table-cell>
          <table:table-cell table:style-name="TableCell236">
            <text:p text:style-name="P237">Slot NVMe SSD</text:p>
          </table:table-cell>
          <table:table-cell table:style-name="TableCell238">
            <text:p text:style-name="P239">1TB Tarjeta de expansión</text:p>
          </table:table-cell>
        </table:table-row>
        <text:soft-page-break/>
        <table:table-row table:style-name="TableRow240">
          <table:table-cell table:style-name="TableCell241">
            <text:p text:style-name="P242">Almacenamiento externo</text:p>
          </table:table-cell>
          <table:table-cell table:style-name="TableCell243">
            <text:p text:style-name="P244">Compatibilidad USB HDD</text:p>
          </table:table-cell>
          <table:table-cell table:style-name="TableCell245">
            <text:p text:style-name="P246">USB HDD</text:p>
          </table:table-cell>
        </table:table-row>
        <table:table-row table:style-name="TableRow247">
          <table:table-cell table:style-name="TableCell248">
            <text:p text:style-name="P249">Lector</text:p>
          </table:table-cell>
          <table:table-cell table:style-name="TableCell250">
            <text:p text:style-name="P251">4K UHD Blu-ray</text:p>
          </table:table-cell>
          <table:table-cell table:style-name="TableCell252">
            <text:p text:style-name="P253">4K UHD Blu Ray</text:p>
          </table:table-cell>
        </table:table-row>
        <table:table-row table:style-name="TableRow254">
          <table:table-cell table:style-name="TableCell255">
            <text:p text:style-name="P256">Dimensiones</text:p>
          </table:table-cell>
          <table:table-cell table:style-name="TableCell257">
            <text:p text:style-name="P258">390mm x 104mm x 260mm (390mm x 92mm x 260mm sin lector)</text:p>
          </table:table-cell>
          <table:table-cell table:style-name="TableCell259">
            <text:p text:style-name="P260">301mmx151mmx151mm</text:p>
          </table:table-cell>
        </table:table-row>
        <table:table-row table:style-name="TableRow261">
          <table:table-cell table:style-name="TableCell262">
            <text:p text:style-name="P263">Peso</text:p>
          </table:table-cell>
          <table:table-cell table:style-name="TableCell264">
            <text:p text:style-name="P265">4500 gramos</text:p>
          </table:table-cell>
          <table:table-cell table:style-name="TableCell266">
            <text:p text:style-name="P267">4445 gramos</text:p>
          </table:table-cell>
        </table:table-row>
        <table:table-row table:style-name="TableRow268">
          <table:table-cell table:style-name="TableCell269">
            <text:p text:style-name="P270">Precio</text:p>
          </table:table-cell>
          <table:table-cell table:style-name="TableCell271">
            <text:p text:style-name="P272"><text:span text:style-name="T273">499 euros/399 euros (All Digital)</text:span></text:p>
          </table:table-cell>
          <table:table-cell table:style-name="TableCell274">
            <text:p text:style-name="P275"><text:span text:style-name="T276">499 euros</text:span></text:p>
          </table:table-cell>
        </table:table-row>
        <table:table-row table:style-name="TableRow277">
          <table:table-cell table:style-name="TableCell278">
            <text:p text:style-name="P279">Fecha de lanzamiento</text:p>
          </table:table-cell>
          <table:table-cell table:style-name="TableCell280">
            <text:p text:style-name="P281">19 noviembre (12 noviembre USA)</text:p>
          </table:table-cell>
          <table:table-cell table:style-name="TableCell282">
            <text:p text:style-name="P283">10 de noviembre</text:p>
          </table:table-cell>
        </table:table-row>
      </table:table>
      <text:p text:style-name="P284"/>
      <text:p text:style-name="P285"/>
      <text:list text:style-name="LFO1" text:continue-numbering="true">
        <text:list-item>
          <text:p text:style-name="P286">¿Cuáles son las 3 mejores partidas de ajedrez en la historia?</text:p>
        </text:list-item>
      </text:list>
      <text:list text:style-name="LFO4" text:continue-numbering="true">
        <text:list-item>
          <text:p text:style-name="P287">Kasparov vs. Topalov, Wijk aan Zee 1999</text:p>
        </text:list-item>
        <text:list-item>
          <text:p text:style-name="P288">Morphy vs. Duque de Brunswick y Conde Isouard, Ópera de París 1858</text:p>
        </text:list-item>
        <text:list-item>
          <text:p text:style-name="P289">Aronian vs. Anand, Wijk aan Zee 2013</text:p>
        </text:list-item>
      </text:list>
      <text:p text:style-name="P290"/>
      <text:list text:style-name="LFO1" text:continue-numbering="true">
        <text:list-item>
          <text:p text:style-name="P291">¿De<text:s/>dónde<text:s/>obtuvo Wanda la magia del Caos?</text:p>
        </text:list-item>
      </text:list>
      <text:p text:style-name="P292"/>
      <text:p text:style-name="P293">De la gema de la mente. Aunque pues ella la esta perfeccionando con ayuda de Darkhole</text:p>
      <text:p text:style-name="P294"/>
      <text:p text:style-name="P295"/>
      <text:p text:style-name="P296"/>
      <text:p text:style-name="P297"/>
      <text:p text:style-name="P298">OBSERVACIONES</text:p>
      <text:p text:style-name="P299">Tuve problemas al verificar mi cuenta porque lo abrí<text:s/></text:p>
      <text:p text:style-name="P300">desde mi teléfono y me dirigía a la pagina</text:p>
      <text:p text:style-name="P301"/>
      <text:p text:style-name="P302">CONCLUCIONES</text:p>
      <text:p text:style-name="P303">Aprender a usar y saber las diferencia de los distintos motores de búsqueda que hay en la actualidad</text:p>
      <text:p text:style-name="P304"/>
      <text:p text:style-name="P305">REFERENCIAS</text:p>
      <text:p text:style-name="P306"><text:a xlink:href="https://www.ingenieriaquimica.net/articulos/395-principales-metodos-de-extraccion-del-petroleo" office:target-frame-name="_top" xlink:show="replace"><text:span text:style-name="T307">Principales métodos de extracción del petróleo - Ingeniería Química (ingenieriaquimica.net)</text:span></text:a></text:p>
      <text:p text:style-name="P308"><text:a xlink:href="https://www.iberdrola.com/sostenibilidad/:~:text=La%20hidropon%C3%ADa%20es%20un%20sistema%20de%20cultivo%20que,excrementos%20de%20peces%20%E2%80%94t%C3%A9cnica%20conoci" office:target-frame-name="_top" xlink:show="replace"><text:span text:style-name="T309">Hidroponía: Qué es y Ventajas de este Sistema de Cultivo - Iberdrola</text:span></text:a></text:p>
      <text:p text:style-name="P310"><text:a xlink:href="https://www.monografias.com/docs/:~:text=El%20motor%20de%20combusti%C3%B3n%20interna%20pone%20aire%20y,compresi%C3%B3n%20incrementa%20la%20energ%C3%ADa%20genera" office:target-frame-name="_top" xlink:show="replace"><text:span text:style-name="T311">Proceso de combustión de motor a gasolina.<text:s/></text:span><text:span text:style-name="Hipervínculo">| Monografías Plus (monografias.com)</text:span></text:a></text:p>
      <text:p text:style-name="P312"><text:a xlink:href="https://imagenpoblana.com/20/08/29/futuro-y-desarrollo-de-la-industria-aeroespacial-en-mexico" office:target-frame-name="_top" xlink:show="replace"><text:span text:style-name="T313">Futuro y desarrollo de la industria aeroespacial en México (imagenpoblana.com)</text:span></text:a></text:p>
      <text:p text:style-name="P314"><text:a xlink:href="https://ahorraseguros.mx/seguro-de-casa/sismos/como-funciona-el-sismologico-nacional/" office:target-frame-name="_top" xlink:show="replace"><text:span text:style-name="Hipervínculo">https://ahorraseguros.mx/seguro-de-casa/sismos/como-funciona-el-sismologico-nacional/</text:span></text:a></text:p>
      <text:p text:style-name="P315"><text:a xlink:href="https://www.enelx.com/es/faq/ehome/Para%20qu%C3%A9%20sirve%20una%20caldera" office:target-frame-name="_top" xlink:show="replace"><text:span text:style-name="Hipervínculo">https://www.enelx.com/es/faq/ehome/Para%20qu%C3%A9%20sirve%20una%20caldera</text:span></text:a></text:p>
      <text:p text:style-name="P316"><text:a xlink:href="https://as.com/meristation/2020/11/17/noticias/1605610642_894388.html" office:target-frame-name="_top" xlink:show="replace"><text:span text:style-name="Hipervínculo">https://as.com/meristation/2020/11/17/noticias/1605610642_894388.html</text:span></text:a></text:p>
      <text:p text:style-name="P317"><text:a xlink:href="https://www.chess.com/es/article/view/las-mejores-partidas-de-ajedrez-de-todos-los-tiempos" office:target-frame-name="_top" xlink:show="replace"><text:span text:style-name="Hipervínculo">https://www.chess.com/es/article/view/las-mejores-partidas-de-ajedrez-de-todos-los-tiempos</text:span></text:a></text:p>
      <text:p text:style-name="P318"/>
      <text:p text:style-name="P319"/>
      <text:p text:style-name="P320"/>
      <text:p text:style-name="P3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binsemibold" svg:font-family="cabinsemibold"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Textoennegrita" style:display-name="Texto en negrita" style:family="text" style:parent-style-name="Fuentedepárrafopredeter.">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guadalupe barcenas</dc:creator>
    <meta:creation-date>2021-03-06T21:31:00Z</meta:creation-date>
    <dc:date>2021-03-06T21:32:00Z</dc:date>
    <meta:print-date>2021-03-04T21:10:00Z</meta:print-date>
    <meta:template xlink:href="Normal" xlink:type="simple"/>
    <meta:editing-cycles>2</meta:editing-cycles>
    <meta:editing-duration>PT120S</meta:editing-duration>
    <meta:document-statistic meta:page-count="5" meta:paragraph-count="24" meta:word-count="1885" meta:character-count="12229" meta:row-count="86" meta:non-whitespace-character-count="10368"/>
  </office:meta>
</office:document-meta>
</file>